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MMono10" svg:font-family="LMMono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MMono10" fo:font-size="20pt" style:font-size-asian="17.5pt" style:font-size-complex="20pt"/>
    </style:style>
    <style:style style:name="P2" style:family="paragraph" style:parent-style-name="Standard">
      <style:text-properties style:font-name="LMMono10" fo:font-size="15pt" fo:font-style="italic" style:font-size-asian="13.1000003814697pt" style:font-style-asian="italic" style:font-size-complex="15pt" style:font-style-complex="italic"/>
    </style:style>
    <style:style style:name="P3" style:family="paragraph" style:parent-style-name="Standard" style:list-style-name="L1">
      <style:text-properties style:font-name="LMMono10" fo:font-size="15pt" fo:font-style="italic" style:font-size-asian="13.1000003814697pt" style:font-style-asian="italic" style:font-size-complex="15pt" style:font-style-complex="italic"/>
    </style:style>
    <style:style style:name="P4" style:family="paragraph" style:parent-style-name="Standard">
      <style:text-properties style:font-name="LMMono10" fo:font-size="12pt" fo:font-style="normal" style:font-size-asian="10.5pt" style:font-style-asian="normal" style:font-size-complex="12pt" style:font-style-complex="normal"/>
    </style:style>
    <style:style style:name="P5" style:family="paragraph" style:parent-style-name="Standard" style:list-style-name="L2">
      <style:text-properties style:font-name="LMMono10" fo:font-size="12pt" fo:font-style="normal" style:font-size-asian="10.5pt" style:font-style-asian="normal" style:font-size-complex="12pt" style:font-style-complex="normal"/>
    </style:style>
    <style:style style:name="P6" style:family="paragraph" style:parent-style-name="Standard" style:list-style-name="L3">
      <style:text-properties style:font-name="LMMono10" fo:font-size="12pt" fo:font-style="normal" style:font-size-asian="10.5pt" style:font-style-asian="normal" style:font-size-complex="12pt" style:font-style-complex="normal"/>
    </style:style>
    <style:style style:name="P7" style:family="paragraph" style:parent-style-name="Standard">
      <style:text-properties style:font-name="LMMono10" fo:font-size="12pt" fo:font-style="normal" officeooo:paragraph-rsid="0007c06d" style:font-size-asian="10.5pt" style:font-style-asian="normal" style:font-size-complex="12pt" style:font-style-complex="normal"/>
    </style:style>
    <style:style style:name="P8" style:family="paragraph" style:parent-style-name="Standard">
      <style:text-properties style:font-name="LMMono10" fo:font-size="12pt" fo:font-style="normal" officeooo:rsid="0007c06d" style:font-size-asian="10.5pt" style:font-style-asian="normal" style:font-size-complex="12pt" style:font-style-complex="normal"/>
    </style:style>
    <style:style style:name="P9" style:family="paragraph" style:parent-style-name="Standard">
      <style:text-properties style:font-name="LMMono10" fo:font-size="12pt" fo:font-style="normal" officeooo:rsid="0007c06d" officeooo:paragraph-rsid="0007c06d" style:font-size-asian="10.5pt" style:font-style-asian="normal" style:font-size-complex="12pt" style:font-style-complex="normal"/>
    </style:style>
    <style:style style:name="P10" style:family="paragraph" style:parent-style-name="Standard">
      <style:text-properties style:font-name="LMMono10" fo:font-size="12pt" fo:font-style="normal" officeooo:rsid="0007c06d" officeooo:paragraph-rsid="0008f654" style:font-size-asian="10.5pt" style:font-style-asian="normal" style:font-size-complex="12pt" style:font-style-complex="normal"/>
    </style:style>
    <style:style style:name="P11" style:family="paragraph" style:parent-style-name="Standard">
      <style:text-properties style:font-name="LMMono10" fo:font-size="12pt" fo:font-style="normal" officeooo:rsid="0008f654" officeooo:paragraph-rsid="0008f654" style:font-size-asian="10.5pt" style:font-style-asian="normal" style:font-size-complex="12pt" style:font-style-complex="normal"/>
    </style:style>
    <style:style style:name="P12" style:family="paragraph" style:parent-style-name="Standard">
      <style:text-properties style:font-name="LMMono10" fo:font-size="12pt" fo:font-style="normal" fo:font-weight="bold" style:font-size-asian="10.5pt" style:font-style-asian="normal" style:font-weight-asian="bold" style:font-size-complex="12pt" style:font-style-complex="normal" style:font-weight-complex="bold"/>
    </style:style>
    <style:style style:name="P13" style:family="paragraph" style:parent-style-name="Standard">
      <style:text-properties style:font-name="LMMono10" fo:font-size="12pt" fo:font-style="normal" fo:font-weight="bold" officeooo:rsid="0007c06d" officeooo:paragraph-rsid="0007c06d" style:font-size-asian="10.5pt" style:font-style-asian="normal" style:font-weight-asian="bold" style:font-size-complex="12pt" style:font-style-complex="normal" style:font-weight-complex="bold"/>
    </style:style>
    <style:style style:name="T1" style:family="text">
      <style:text-properties fo:font-size="12pt" fo:font-style="normal" style:font-size-asian="10.5pt" style:font-style-asian="normal" style:font-size-complex="12pt" style:font-style-complex="normal"/>
    </style:style>
    <style:style style:name="T2" style:family="text">
      <style:text-properties fo:font-size="12pt" fo:font-style="normal" fo:font-weight="bold" style:font-size-asian="10.5pt" style:font-style-asian="normal" style:font-weight-asian="bold" style:font-size-complex="12pt" style:font-style-complex="normal" style:font-weight-complex="bold"/>
    </style:style>
    <style:style style:name="T3" style:family="text">
      <style:text-properties fo:font-size="12pt" fo:font-style="normal" fo:font-weight="bold" officeooo:rsid="0007c06d" style:font-size-asian="10.5pt" style:font-style-asian="normal" style:font-weight-asian="bold" style:font-size-complex="12pt" style:font-style-complex="normal" style:font-weight-complex="bold"/>
    </style:style>
    <style:style style:name="T4" style:family="text">
      <style:text-properties officeooo:rsid="0007c06d"/>
    </style:style>
    <style:style style:name="T5" style:family="text">
      <style:text-properties fo:font-weight="bold" officeooo:rsid="0007c06d" style:font-weight-asian="bold" style:font-weight-complex="bold"/>
    </style:style>
    <style:style style:name="T6" style:family="text">
      <style:text-properties fo:font-weight="normal" officeooo:rsid="0007c06d" style:font-weight-asian="normal" style:font-weight-complex="normal"/>
    </style:style>
    <style:style style:name="T7" style:family="text">
      <style:text-properties officeooo:rsid="0008f65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Documentación Practica <text:span text:style-name="T4">Barbero Durmiente</text:span></text:p>
      <text:p text:style-name="P1"/>
      <text:list xml:id="list7071067158263702587" text:style-name="L1">
        <text:list-item>
          <text:p text:style-name="P3">Cambios realizados</text:p>
        </text:list-item>
      </text:list>
      <text:p text:style-name="P2"><text:tab/></text:p>
      <text:list xml:id="list3644450435600674461" text:style-name="L2">
        <text:list-item>
          <text:p text:style-name="P5">Los cambios que he realizado en esta práctica son los siguientes:</text:p>
        </text:list-item>
      </text:list>
      <text:p text:style-name="P4"/>
      <text:p text:style-name="P4"><text:tab/>a) He importado la clase monitor:</text:p>
      <text:p text:style-name="P2"><text:span text:style-name="T1"><text:tab/><text:tab/></text:span><text:span text:style-name="T2">import monitor.* ;</text:span></text:p>
      <text:p text:style-name="P4"><text:tab/>b) <text:span text:style-name="T4">He</text:span><text:span text:style-name="T5"> </text:span><text:span text:style-name="T6">copiado la clase aux y he importado el paquete java.util.Random para poder usar los numeros aleatorios y poder dormir a las hebras.</text:span></text:p>
      <text:p text:style-name="P4"><text:tab/>c) He creado <text:span text:style-name="T4">tres</text:span> variables de la clase Condition para establecer la sincronización de cuando <text:span text:style-name="T4">el barebero corta el pelo, el cliente espera en la sala de espera y el cliente se esta pelando</text:span>:</text:p>
      <text:p text:style-name="P7"><text:tab/><text:tab/><text:span text:style-name="T5">private Condition corta = makeCondition();</text:span></text:p>
      <text:p text:style-name="P2"><text:span text:style-name="T1"><text:tab/><text:tab/></text:span><text:span text:style-name="T2">private Condition </text:span><text:span text:style-name="T3">clienteEspera</text:span><text:span text:style-name="T2">= makeCondition(); </text:span></text:p>
      <text:p text:style-name="P12"><text:tab/><text:tab/>private Condition c<text:span text:style-name="T4">lientePelando</text:span> = makeCondition();</text:p>
      <text:p text:style-name="P4"><text:tab/>d) <text:span text:style-name="T4">He utilizado dos variables booleanas para poder comprobar si el barbero está pelando o si esta dormido y hay que despertarlo:</text:span></text:p>
      <text:p text:style-name="P7"><text:tab/><text:span text:style-name="T5">private boolean pelando;</text:span></text:p>
      <text:p text:style-name="P13"><text:tab/>private boolean dormido;</text:p>
      <text:p text:style-name="P9"><text:tab/>e) Para sincronizar correctamente los procesos en la función cortarPelo he añadido un idCliente como parámetro para saber que cliente es el que se esta pelando o esperando.</text:p>
      <text:p text:style-name="P9"><text:tab/>f) El cliente inicial despierta al barbero ya que dormido=true desde el principio, este no entra en la cola de espera porque aunque haya puesto la variable pelando a true la cola de espera y la cola de pelando estan vacías, por lo tanto acaba pelandose. Mientras otros clientes entran en la cola de espera hasta que el que se está pelando termine con la cola clientPelando.</text:p>
      <text:p text:style-name="P9"/>
      <text:list xml:id="list3895016477561619717" text:style-name="L3">
        <text:list-item>
          <text:p text:style-name="P6">Salida del programa:</text:p>
        </text:list-item>
      </text:list>
      <text:p text:style-name="P4"/>
      <text:p text:style-name="P4"/>
      <text:p text:style-name="P4"/>
      <text:p text:style-name="P4"/>
      <text:p text:style-name="P4"/>
      <text:p text:style-name="P4"/>
      <text:p text:style-name="P4"/>
      <text:p text:style-name="P4"><text:soft-page-break/></text:p>
      <text:p text:style-name="P4">java <text:span text:style-name="T4">ProbarBarbero</text:span></text:p>
      <text:p text:style-name="P8"/>
      <text:p text:style-name="P10"><text:span text:style-name="T7">++++ Barbero esperando cliente</text:span></text:p>
      <text:p text:style-name="P11">---- El cliente 0 despierta al barbero</text:p>
      <text:p text:style-name="P11">!!!!Me estoy pelando: 0</text:p>
      <text:p text:style-name="P11">Cliente esperando---&gt;1</text:p>
      <text:p text:style-name="P11">Cliente esperando---&gt;2</text:p>
      <text:p text:style-name="P11">Barbero termina con cliente----</text:p>
      <text:p text:style-name="P11">=======TERMINE DE PELARME=====0</text:p>
      <text:p text:style-name="P11">//////Me han despertado 1</text:p>
      <text:p text:style-name="P11">!!!!Me estoy pelando: 1</text:p>
      <text:p text:style-name="P11">Cliente esperando---&gt;0</text:p>
      <text:p text:style-name="P11">Barbero termina con cliente----</text:p>
      <text:p text:style-name="P11">=======TERMINE DE PELARME=====1</text:p>
      <text:p text:style-name="P11">//////Me han despertado 2</text:p>
      <text:p text:style-name="P11">!!!!Me estoy pelando: 2</text:p>
      <text:p text:style-name="P11">Barbero termina con cliente----</text:p>
      <text:p text:style-name="P11">=======TERMINE DE PELARME=====2</text:p>
      <text:p text:style-name="P11">//////Me han despertado 0</text:p>
      <text:p text:style-name="P11">!!!!Me estoy pelando: 0</text:p>
      <text:p text:style-name="P11">Barbero termina con cliente----</text:p>
      <text:p text:style-name="P11">=======TERMINE DE PELARME=====0</text:p>
      <text:p text:style-name="P11">++++ Barbero esperando cliente</text:p>
      <text:p text:style-name="P11">---- El cliente 1 despierta al barbero</text:p>
      <text:p text:style-name="P11">!!!!Me estoy pelando: 1</text:p>
      <text:p text:style-name="P11">Cliente esperando---&gt;2</text:p>
      <text:p text:style-name="P11">Cliente esperando---&gt;0</text:p>
      <text:p text:style-name="P11">Barbero termina con cliente----</text:p>
      <text:p text:style-name="P11">=======TERMINE DE PELARME=====1</text:p>
      <text:p text:style-name="P11">//////Me han despertado 2</text:p>
      <text:p text:style-name="P11">!!!!Me estoy pelando: 2</text:p>
      <text:p text:style-name="P11">Cliente esperando---&gt;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MMono10" svg:font-family="LMMono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Emilio Chica Jiménez<text:tab/><text:tab/>15/11/201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n </meta:initial-creator>
    <meta:creation-date>2014-11-15T13:35:08</meta:creation-date>
    <dc:date>2014-12-02T19:46:56.469310183</dc:date>
    <meta:editing-duration>PT40M26S</meta:editing-duration>
    <meta:editing-cycles>8</meta:editing-cycles>
    <meta:generator>LibreOffice/4.2.6.3$Linux_X86_64 LibreOffice_project/420m0$Build-3</meta:generator>
    <meta:document-statistic meta:table-count="0" meta:image-count="0" meta:object-count="0" meta:page-count="2" meta:paragraph-count="49" meta:word-count="348" meta:character-count="2303" meta:non-whitespace-character-count="1961"/>
  </office:meta>
</office:document-meta>
</file>